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83caff" fo:padding="0.097cm" fo:border="none">
        <style:background-image/>
      </style:table-cell-properties>
    </style:style>
    <style:style style:name="P1" style:family="paragraph" style:parent-style-name="Header">
      <style:paragraph-properties fo:background-color="#99ccff">
        <style:background-image/>
      </style:paragraph-properties>
      <style:text-properties fo:font-weight="bold" fo:background-color="transparent" style:font-weight-asian="bold" style:font-weight-complex="bold"/>
    </style:style>
    <style:style style:name="P2" style:family="paragraph" style:parent-style-name="Standard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break-before="pag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break-before="pag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9" style:family="paragraph" style:parent-style-name="Horizontal_20_Line">
      <style:text-properties fo:font-style="normal" style:font-style-asian="normal" style:font-style-complex="normal"/>
    </style:style>
    <style:style style:name="P10" style:family="paragraph" style:parent-style-name="Standard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 style:list-style-name="L12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4" style:family="paragraph" style:parent-style-name="Standard" style:list-style-name="L7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5" style:family="paragraph" style:parent-style-name="Standard" style:list-style-name="L8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9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 style:list-style-name="L10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list-style-name="L11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11"/>
    <style:style style:name="P24" style:family="paragraph" style:parent-style-name="Standard">
      <style:paragraph-properties fo:break-before="pag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25" style:family="paragraph" style:parent-style-name="Standard">
      <style:paragraph-properties fo:break-before="pag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26" style:family="paragraph" style:parent-style-name="Text_20_body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7" style:family="paragraph" style:parent-style-name="Text_20_body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8" style:family="paragraph" style:parent-style-name="Horizontal_20_Line">
      <style:text-properties fo:font-style="normal" style:font-style-asian="normal" style:font-style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8">Cahier des charges</text:p>
          </table:table-cell>
        </table:table-row>
      </table:table>
      <text:p text:style-name="Standard"/>
      <text:p text:style-name="P2"/>
      <text:p text:style-name="P2"><text:span text:style-name="T3"><text:tab/>Ce document formalise le besoin et les contraintes de notre projet. Vous y trouverez :</text:span></text:p>
      <text:list xml:id="list707885008" text:style-name="L7">
        <text:list-item>
          <text:p text:style-name="P14"><text:span text:style-name="T3">Une description du projet</text:span></text:p>
        </text:list-item>
        <text:list-item>
          <text:p text:style-name="P14"><text:span text:style-name="T3">Les objectifs à atteindre</text:span></text:p>
        </text:list-item>
        <text:list-item>
          <text:p text:style-name="P14"><text:span text:style-name="T3">Les contraintes</text:span></text:p>
        </text:list-item>
        <text:list-item>
          <text:p text:style-name="P14"><text:span text:style-name="T3">La méthode d’évaluation du travail réalisé</text:span></text:p>
        </text:list-item>
      </text:list>
      <text:p text:style-name="P2"><text:span text:style-name="T3"/></text:p>
      <text:p text:style-name="P2"><text:span text:style-name="T3"/></text:p>
      <text:p text:style-name="P2"><text:span text:style-name="T3"><text:tab/>En complément de ce document, vous avez à votre disposition les documents suivants :</text:span></text:p>
      <text:list xml:id="list1788360397" text:style-name="L8">
        <text:list-item>
          <text:p text:style-name="P15"><text:span text:style-name="T4">config_environnement.odt </text:span><text:span text:style-name="T3">: décrit les configurations à apporter à vos environnements</text:span></text:p>
        </text:list-item>
        <text:list-item>
          <text:p text:style-name="P15"><text:span text:style-name="T4">Mangas-et-geometrie.pdf</text:span><text:span text:style-name="T3"> : la liste des figures géométriques </text:span></text:p>
        </text:list-item>
      </text:list>
      <text:p text:style-name="P5"/>
      <text:p text:style-name="P2"/>
      <text:p text:style-name="P2"/>
      <text:p text:style-name="P3"/>
      <text:p text:style-name="P6">Description du projet</text:p>
      <text:p text:style-name="Horizontal_20_Line"/>
      <text:p text:style-name="Text_20_body"/>
      <text:p text:style-name="P26"><text:tab/><text:span text:style-name="T1">L'application en cours de développement propose une interface de programmation (API) pour réaliser des dessins à partir de formes géométriques simples. </text:span></text:p>
      <text:p text:style-name="P26"><text:span text:style-name="T1"/></text:p>
      <text:p text:style-name="P27"><text:tab/>Dans la version actuelle, les formes géométriques exploitables sont des points (que l'on peut relier entre eux) et des ellipses. Vous devez créer différentes figures à partir de points et d'ellipse en vous servant de l'API.</text:p>
      <text:p text:style-name="P27"/>
      <text:p text:style-name="P27"><text:tab/> Le thème choisi est: Mangas et géométrie. Vous aurez à dessiner des personnages de manga (relativement simples) à partir des formes géométriques citées ci-dessus.</text:p>
      <text:p text:style-name="P27"/>
      <text:p text:style-name="P27"><text:tab/>Ce projet permettra de mettre en évidence votre capacité à produire du code de qualité, fonctionnelle en mode collaboratif.</text:p>
      <text:p text:style-name="P26"><text:tab/></text:p>
      <text:p text:style-name="P6">Objectifs</text:p>
      <text:p text:style-name="Horizontal_20_Line"/>
      <text:p text:style-name="P17"/>
      <text:p text:style-name="P17">Dans le temps imparti vous devez réaliser les taches ci-dessous :</text:p>
      <text:p text:style-name="P17"/>
      <text:list xml:id="list546267433" text:style-name="L9">
        <text:list-item>
          <text:p text:style-name="P18">Le groupe 1 réalisera sur la partie gauche de l'écran le manga de la fiche N° 17. Le groupe 2 réalisera le manga de la fiche N° 18 sur la partie droite. Dans cette première étape toutes les coordonnées pourront être saisies en chiffre directement dans le code.</text:p>
          <text:p text:style-name="P18"/>
        </text:list-item>
        <text:list-item>
          <text:p text:style-name="P18">La fiche <text:s/>N° 17 du groupe 1 devra être dessinée à droite et la fiche N° 18 du groupe 2 sera dessinée à gauche. Cette tache doit être réalisée en ne modifiant que les coordonnées des points.</text:p>
          <text:p text:style-name="P18"/>
        </text:list-item>
        <text:list-item>
          <text:p text:style-name="P18">Reprendre l'objectif 1 mais en définissant un point initiale pour chaque figure (par exemple le point à l'extrémité gauche). Puis tous les autres points seront déduits de ce point initiale (voir l'exemple PersonnageManga).</text:p>
        </text:list-item>
      </text:list>
      <text:p text:style-name="P16"/>
      <text:p text:style-name="P19">Chacun des objectifs énoncés ci-dessus devra faire l'objet d'une validation en commun avant la réalisation du suivant.</text:p>
      <text:p text:style-name="P7"/>
      <text:p text:style-name="P4">Contraintes</text:p>
      <text:p text:style-name="P9"/>
      <text:p text:style-name="P10"/>
      <text:p text:style-name="P20">Les contraintes ci-dessous devront être strictement respectées :</text:p>
      <text:p text:style-name="P20"/>
      <text:list xml:id="list1259325739" text:style-name="L10">
        <text:list-item>
          <text:p text:style-name="P21">Les membres d'un même groupe s'attribueront chacun la réalisation d'une partie du dessin.</text:p>
          <text:p text:style-name="P21"/>
        </text:list-item>
        <text:list-item>
          <text:p text:style-name="P21">Les dessins seront à l'échelle. L'unité de mesure est la taille du carreau de la grille en image de fond. Chaque carreau de forme carré a un côté de dimension 50.</text:p>
          <text:p text:style-name="P21"/>
        </text:list-item>
        <text:list-item>
          <text:p text:style-name="P21">Les couleurs devront apparaître à l'identique lorsqu'il y en a dans la fiche à dessiner. S'il n'y a pas de couleur sur une partie du dessin, la liberté est laissée au développeurs de choisir celle qu'il souhaite.</text:p>
          <text:p text:style-name="P21"/>
        </text:list-item>
        <text:list-item>
          <text:p text:style-name="P21">Le build jenkins devra rester stable tout au long de la phase de développement.</text:p>
          <text:p text:style-name="P21"/>
        </text:list-item>
        <text:list-item>
          <text:p text:style-name="P21">Les métriques sonar respecteront les contraintes ci-dessous :</text:p>
        </text:list-item>
      </text:list>
      <text:list xml:id="list1247979977" text:style-name="L11">
        <text:list-item>
          <text:list>
            <text:list-item>
              <text:list>
                <text:list-item>
                  <text:p text:style-name="P22">Documentation = 100 %</text:p>
                </text:list-item>
                <text:list-item>
                  <text:p text:style-name="P22">Issues Blocker, Critical, Major = 0</text:p>
                </text:list-item>
                <text:list-item>
                  <text:p text:style-name="P23"><text:span text:style-name="T2">Issues Minor : seules « Tabulation characters should not be used » et « Magic Number » sont autorisés.</text:span></text:p>
                </text:list-item>
                <text:list-item>
                  <text:p text:style-name="P23"><text:span text:style-name="T2">Unit test success = 100 %</text:span></text:p>
                </text:list-item>
              </text:list>
            </text:list-item>
          </text:list>
        </text:list-item>
      </text:list>
      <text:p text:style-name="P10"/>
      <text:p text:style-name="P10"/>
      <text:p text:style-name="P7">Évaluation</text:p>
      <text:p text:style-name="P9"/>
      <text:p text:style-name="P11"><text:tab/></text:p>
      <text:p text:style-name="P11">Les principes de la notation sont :</text:p>
      <text:p text:style-name="P11"/>
      <text:list xml:id="list958910684" text:style-name="L12">
        <text:list-item>
          <text:p text:style-name="P12">Chaque binôme démarre avec une note de 15/20.</text:p>
          <text:p text:style-name="P12"/>
        </text:list-item>
        <text:list-item>
          <text:p text:style-name="P12">Un binôme qui n'a cassé aucun build (dans jenkins) se voit attribuer un bonus de 1 point.</text:p>
          <text:p text:style-name="P12"/>
        </text:list-item>
        <text:list-item>
          <text:p text:style-name="P12">Lorsqu'un groupe atteint un objectif, tous les membres du groupe ont un bonus de 1 point.</text:p>
          <text:p text:style-name="P12"/>
        </text:list-item>
        <text:list-item>
          <text:p text:style-name="P12">Si les contraintes sur les métriques SONAR sont respectées à la fin du TP, tous les binômes ont un bonus de 1 point. </text:p>
          <text:p text:style-name="P12"/>
        </text:list-item>
        <text:list-item>
          <text:p text:style-name="P12">Si les contraintes sur les métriques SONAR ne sont pas respectées, tous les binômes ont un malus de 1 point.</text:p>
          <text:p text:style-name="P12"/>
        </text:list-item>
        <text:list-item>
          <text:p text:style-name="P12">Chaque fois qu'un binôme casse le build, il reçoit un malus de 0.5 poi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ackground-color="#99ccff">
        <style:background-image/>
      </style:paragraph-properties>
      <style:text-properties fo:font-weight="bold" fo:background-color="transparen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troduction à l'intégration continu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4-11-17T21:31:54</meta:creation-date>
    <meta:generator>LibreOffice/3.5$Linux_X86_64 LibreOffice_project/350m1$Build-2</meta:generator>
    <dc:date>2016-10-17T00:09:15</dc:date>
    <dc:creator>etudiant </dc:creator>
    <meta:editing-duration>PT15H34M19S</meta:editing-duration>
    <meta:editing-cycles>388</meta:editing-cycles>
    <meta:document-statistic meta:table-count="1" meta:image-count="0" meta:object-count="0" meta:page-count="5" meta:paragraph-count="42" meta:word-count="596" meta:character-count="3494" meta:non-whitespace-character-count="2949"/>
  </office:meta>
</office:document-meta>
</file>